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5ba33"/>
    </style:style>
    <style:style style:name="P2" style:family="paragraph" style:parent-style-name="Standard">
      <style:text-properties officeooo:paragraph-rsid="001663d7"/>
    </style:style>
    <style:style style:name="P3" style:family="paragraph" style:parent-style-name="Text_20_body">
      <style:text-properties officeooo:rsid="001663d7" officeooo:paragraph-rsid="001663d7"/>
    </style:style>
    <style:style style:name="P4" style:family="paragraph" style:parent-style-name="Standard">
      <style:text-properties officeooo:paragraph-rsid="0018970a"/>
    </style:style>
    <style:style style:name="P5" style:family="paragraph" style:parent-style-name="Subtitle">
      <style:text-properties officeooo:rsid="0015ba33" officeooo:paragraph-rsid="0015ba33"/>
    </style:style>
    <style:style style:name="P6" style:family="paragraph" style:parent-style-name="Heading_20_1">
      <style:text-properties officeooo:paragraph-rsid="0015ba33"/>
    </style:style>
    <style:style style:name="P7" style:family="paragraph" style:parent-style-name="Heading_20_1">
      <style:text-properties officeooo:rsid="001640d1" officeooo:paragraph-rsid="001640d1"/>
    </style:style>
    <style:style style:name="P8" style:family="paragraph" style:parent-style-name="Heading_20_3">
      <style:text-properties officeooo:paragraph-rsid="001640d1"/>
    </style:style>
    <style:style style:name="P9" style:family="paragraph" style:parent-style-name="Heading_20_3">
      <style:text-properties officeooo:paragraph-rsid="001663d7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paragraph-rsid="0015ba33"/>
    </style:style>
    <style:style style:name="P12" style:family="paragraph" style:parent-style-name="Standard" style:list-style-name="L2"/>
    <style:style style:name="P13" style:family="paragraph" style:parent-style-name="Standard" style:list-style-name="L3">
      <style:text-properties officeooo:rsid="001663d7" officeooo:paragraph-rsid="001663d7"/>
    </style:style>
    <style:style style:name="P14" style:family="paragraph" style:parent-style-name="Standard">
      <style:text-properties officeooo:rsid="001663d7" officeooo:paragraph-rsid="001663d7"/>
    </style:style>
    <style:style style:name="P15" style:family="paragraph" style:parent-style-name="Standard">
      <style:text-properties officeooo:rsid="001988c3" officeooo:paragraph-rsid="001988c3"/>
    </style:style>
    <style:style style:name="T1" style:family="text">
      <style:text-properties officeooo:rsid="0015ba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40d1"/>
    </style:style>
    <style:style style:name="T4" style:family="text">
      <style:text-properties officeooo:rsid="001663d7"/>
    </style:style>
    <style:style style:name="T5" style:family="text">
      <style:text-properties officeooo:rsid="0018970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usicDB</text:p>
      <text:p text:style-name="P5">A project to store and manage music metadata.</text:p>
      <text:h text:style-name="P6" text:outline-level="1"><text:span text:style-name="T1">Project</text:span> Requirements </text:h>
      <text:list text:style-name="L1">
        <text:list-item>
          <text:p text:style-name="P11"><text:span text:style-name="T2">Add a New Track:</text:span> As a user, you should be able to add a new track to an artist's catalogue, capturing attributes such as track title, genre, length, etc.</text:p>
        </text:list-item>
        <text:list-item>
          <text:p text:style-name="P10"><text:span text:style-name="T2">Edit Artist Name:</text:span> As a user, you should be able to edit an artist's name to accommodate instances where artists have multiple aliases.</text:p>
        </text:list-item>
        <text:list-item>
          <text:p text:style-name="P10"><text:span text:style-name="T2">Fetch Artist Tracks:</text:span> As a user, you should be able to fetch all tracks associated with a specific artist.</text:p>
        </text:list-item>
        <text:list-item>
          <text:p text:style-name="P10"><text:span text:style-name="T2">Artist of the Day:</text:span> As a user, you should be able to see a different "Artist of the Day" in a cyclical manner on the homepage each day, ensuring a fair rotation through the entire catalogue of artists. This means if there are n artists, after n days, the cycle restarts with the first artist, ensuring an equal chance for each artist to be the "Artist of the Day".</text:p>
        </text:list-item>
      </text:list>
      <text:p text:style-name="Standard"/>
      <text:h text:style-name="P7" text:outline-level="1"><text:span text:style-name="T5">Possible</text:span> Solution </text:h>
      <text:h text:style-name="P8" text:outline-level="3">Phase 1: <text:s/><text:span text:style-name="T3">Backend</text:span></text:h>
      <text:p text:style-name="Standard"><text:span text:style-name="T3">We are going to create following APIs</text:span><text:line-break/></text:p>
      <text:list text:style-name="L2">
        <text:list-item>
          <text:p text:style-name="P12">Get /<text:span text:style-name="T3">track</text:span> <text:s text:c="2"/>// To get list of all <text:span text:style-name="T3">tracks</text:span> <text:span text:style-name="T3">or filter using query </text:span></text:p>
        </text:list-item>
        <text:list-item>
          <text:p text:style-name="P12">Get /<text:span text:style-name="T3">track</text:span>/{id} <text:s/>//To get <text:span text:style-name="T3">track</text:span> by id</text:p>
        </text:list-item>
        <text:list-item>
          <text:p text:style-name="P12">Post /<text:span text:style-name="T3">track</text:span> <text:s/>// To create a new <text:span text:style-name="T3">track</text:span></text:p>
        </text:list-item>
        <text:list-item>
          <text:p text:style-name="P12">Patch /<text:span text:style-name="T3">track/</text:span>{id} // To edit <text:span text:style-name="T3">track metadata</text:span></text:p>
        </text:list-item>
        <text:list-item>
          <text:p text:style-name="P12">Get /artist // To get a list of artist<text:span text:style-name="T3"> or filter using query </text:span></text:p>
        </text:list-item>
        <text:list-item>
          <text:p text:style-name="P12">Get /artist{id} // To get a list of artist by id<text:tab/></text:p>
        </text:list-item>
        <text:list-item>
          <text:p text:style-name="P12">Post /artist <text:s/>// To create a<text:span text:style-name="T3">n</text:span> artist</text:p>
        </text:list-item>
        <text:list-item>
          <text:p text:style-name="P12">Patch /artist <text:s/>// To update a<text:span text:style-name="T3">n</text:span> artist</text:p>
        </text:list-item>
        <text:list-item>
          <text:p text:style-name="P12">Get /group // To get a list of group of musicians</text:p>
        </text:list-item>
        <text:list-item>
          <text:p text:style-name="P12">Get /group/{id} // To get a group of musicians</text:p>
        </text:list-item>
        <text:list-item>
          <text:p text:style-name="P12">Post /group <text:s/>// To create a new group</text:p>
        </text:list-item>
        <text:list-item>
          <text:p text:style-name="P12">Patch /group/{id} // To edit a group by id</text:p>
        </text:list-item>
        <text:list-item>
          <text:p text:style-name="P12">Patch /group/{id}/add/{id} // To add a musicians to a group</text:p>
        </text:list-item>
        <text:list-item>
          <text:p text:style-name="P12">Patch /group/{id}/remove/{id} // To remove a musicians from a group</text:p>
        </text:list-item>
      </text:list>
      <text:p text:style-name="Standard"/>
      <text:h text:style-name="P9" text:outline-level="3">Phase <text:span text:style-name="T4">2</text:span>: <text:s/><text:span text:style-name="T4">Frontend</text:span></text:h>
      <text:p text:style-name="Standard"><text:span text:style-name="T3">We are going to create following </text:span><text:span text:style-name="T4">pages</text:span></text:p>
      <text:p text:style-name="P2"/>
      <text:list text:style-name="L3">
        <text:list-item>
          <text:p text:style-name="P13">Home Page: A search bar, Artist of the day and links to following pages :</text:p>
        </text:list-item>
        <text:list-item>
          <text:p text:style-name="P13">Track Table View: A list of tracks</text:p>
        </text:list-item>
        <text:list-item>
          <text:p text:style-name="P13">Track Edit View: A page to edit a track</text:p>
        </text:list-item>
        <text:list-item>
          <text:p text:style-name="P13">Artists Table View: A list of artists</text:p>
        </text:list-item>
        <text:list-item>
          <text:p text:style-name="P13">Artist Edit View: A page to edit artist<text:line-break/></text:p>
        </text:list-item>
      </text:list>
      <text:p text:style-name="P1"/>
      <text:h text:style-name="Heading_20_1" text:outline-level="1"><text:soft-page-break/>Other Considerations:<text:line-break/></text:h>
      <text:p text:style-name="P4">Option to work based on profiles (dev, testing and live)</text:p>
      <text:p text:style-name="Standard">Logs based on profiles (dev, testing and live)</text:p>
      <text:p text:style-name="Standard">Database management and rollback.</text:p>
      <text:p text:style-name="Standard">Deployment stardgies</text:p>
      <text:p text:style-name="Standard">Everything must be logged.</text:p>
      <text:p text:style-name="P15">Create database schema.</text:p>
      <text:p text:style-name="Standard"/>
      <text:h text:style-name="Heading_20_1" text:outline-level="1">Software Stack <text:span text:style-name="T4">&amp; Requirements</text:span></text:h>
      <text:h text:style-name="Heading_20_3" text:outline-level="3">Backend </text:h>
      <text:p text:style-name="P3">Language: Java 17<text:line-break/>Framework: Spring Boot<text:line-break/>Database: MySQL</text:p>
      <text:p text:style-name="P3"/>
      <text:h text:style-name="P9" text:outline-level="3">Frontend </text:h>
      <text:p text:style-name="P14">Language: TypeScript</text:p>
      <text:p text:style-name="P14">Framework: Angular </text:p>
      <text:p text:style-name="P2"/>
      <text:h text:style-name="Heading_20_3" text:outline-level="3">Other Tools</text:h>
      <text:p text:style-name="P3">Version Management: Git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6T14:46:11.611000000</meta:creation-date>
    <dc:date>2023-09-16T16:30:58.515000000</dc:date>
    <meta:editing-duration>PT55M28S</meta:editing-duration>
    <meta:editing-cycles>3</meta:editing-cycles>
    <meta:generator>LibreOffice/7.4.6.2$Windows_X86_64 LibreOffice_project/5b1f5509c2decdade7fda905e3e1429a67acd63d</meta:generator>
    <meta:document-statistic meta:table-count="0" meta:image-count="0" meta:object-count="0" meta:page-count="2" meta:paragraph-count="46" meta:word-count="428" meta:character-count="2272" meta:non-whitespace-character-count="1893"/>
  </office:meta>
</office:document-meta>
</file>